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03CC7F50253.png" manifest:media-type="image/png"/>
  <manifest:file-entry manifest:full-path="Pictures/100000000000019A0000004BC4AE654F.png" manifest:media-type="image/png"/>
  <manifest:file-entry manifest:full-path="Pictures/100000000000017C0000003BBAAEE906.png" manifest:media-type="image/png"/>
  <manifest:file-entry manifest:full-path="Pictures/100000000000033200000053D31C2E17.png" manifest:media-type="image/png"/>
  <manifest:file-entry manifest:full-path="Pictures/100000000000001C0000003B97CFB11C.png" manifest:media-type="image/png"/>
  <manifest:file-entry manifest:full-path="Pictures/10000000000000A30000004B303B0C27.png" manifest:media-type="image/png"/>
  <manifest:file-entry manifest:full-path="Pictures/10000000000000A60000004C5A1381A2.png" manifest:media-type="image/png"/>
  <manifest:file-entry manifest:full-path="Pictures/100000000000002700000036D6355A26.png" manifest:media-type="image/png"/>
  <manifest:file-entry manifest:full-path="Pictures/100000000000002A0000003B6C7460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ff3333" fo:font-size="80pt" style:font-size-asian="80pt" style:font-size-complex="80pt"/>
    </style:style>
    <style:style style:name="P4" style:family="paragraph">
      <style:text-properties fo:color="#c5000b"/>
    </style:style>
    <style:style style:name="P5" style:family="paragraph">
      <style:text-properties fo:color="#336600"/>
    </style:style>
    <style:style style:name="P6" style:family="paragraph">
      <style:text-properties fo:color="#000000"/>
    </style:style>
    <style:style style:name="P7" style:family="paragraph">
      <style:text-properties fo:color="#000000" fo:font-size="80pt" style:font-size-asian="80pt" style:font-size-complex="80pt"/>
    </style:style>
    <style:style style:name="P8" style:family="paragraph">
      <style:text-properties fo:font-size="80pt" style:font-size-asian="80pt" style:font-size-complex="80pt"/>
    </style:style>
    <style:style style:name="T1" style:family="text">
      <style:text-properties fo:color="#ff3333" fo:font-size="80pt" style:font-size-asian="80pt" style:font-size-complex="80pt"/>
    </style:style>
    <style:style style:name="T2" style:family="text">
      <style:text-properties fo:color="#c5000b" fo:font-size="80pt" style:font-size-asian="80pt" style:font-size-complex="80pt"/>
    </style:style>
    <style:style style:name="T3" style:family="text">
      <style:text-properties fo:color="#336600" fo:font-size="80pt" style:font-size-asian="80pt" style:font-size-complex="80pt"/>
    </style:style>
    <style:style style:name="T4" style:family="text">
      <style:text-properties fo:color="#000000" fo:font-size="80pt" style:font-size-asian="80pt" style:font-size-complex="80pt"/>
    </style:style>
    <style:style style:name="T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61cm" svg:height="11.953cm" svg:x="37.59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61cm" svg:height="11.953cm" svg:x="27.416cm" svg:y="7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61cm" svg:height="11.953cm" svg:x="27.416cm" svg:y="7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32cm" svg:height="12.582cm" svg:x="61.82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32cm" svg:height="12.582cm" svg:x="50.784cm" svg:y="7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432cm" svg:height="12.582cm" svg:x="50.784cm" svg:y="7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161cm" svg:height="12.582cm" svg:x="17.39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61cm" svg:height="12.582cm" svg:x="7.225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161cm" svg:height="12.582cm" svg:x="7.225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604cm" svg:height="1.778cm" svg:x="30.972cm" svg:y="12.1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778cm" svg:height="3.401cm" svg:x="13.7cm" svg:y="9.009cm">
          <draw:text-box>
            <text:p text:style-name="P2"><text:span text:style-name="T1">f</text:span></text:p>
          </draw:text-box>
        </draw:frame>
        <draw:custom-shape draw:style-name="gr8" draw:text-style-name="P1" draw:layer="layout" svg:width="6.604cm" svg:height="1.778cm" svg:x="10.906cm" svg:y="11.5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2.073cm" svg:height="3.401cm" svg:x="33.258cm" svg:y="9.023cm">
          <draw:text-box>
            <text:p text:style-name="P4"><text:span text:style-name="T2">g</text:span></text:p>
          </draw:text-box>
        </draw:frame>
        <draw:frame draw:style-name="gr10" draw:text-style-name="P5" draw:layer="layout" svg:width="2.073cm" svg:height="3.401cm" svg:x="57.006cm" svg:y="9.69cm">
          <draw:text-box>
            <text:p text:style-name="P5"><text:span text:style-name="T3">h</text:span></text:p>
          </draw:text-box>
        </draw:frame>
        <draw:custom-shape draw:style-name="gr8" draw:text-style-name="P1" draw:layer="layout" svg:width="6.604cm" svg:height="1.778cm" svg:x="54.721cm" svg:y="12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1.912cm" svg:height="3.909cm" svg:x="17.93cm" svg:y="3.57cm">
          <draw:text-box>
            <text:p text:style-name="P6"><text:span text:style-name="T4">y</text:span></text:p>
          </draw:text-box>
        </draw:frame>
        <draw:frame draw:style-name="gr10" draw:text-style-name="P6" draw:layer="layout" svg:width="1.912cm" svg:height="3.401cm" svg:x="7.877cm" svg:y="3.721cm">
          <draw:text-box>
            <text:p text:style-name="P6"><text:span text:style-name="T4">x</text:span></text:p>
          </draw:text-box>
        </draw:frame>
        <draw:frame draw:style-name="gr10" draw:layer="layout" svg:width="1.912cm" svg:height="3.401cm" svg:x="28.051cm" svg:y="3.959cm">
          <draw:text-box>
            <text:p><text:span text:style-name="T5">y</text:span></text:p>
          </draw:text-box>
        </draw:frame>
        <draw:frame draw:style-name="gr10" draw:layer="layout" svg:width="2.538cm" svg:height="3.401cm" svg:x="38.408cm" svg:y="4.302cm">
          <draw:text-box>
            <text:p><text:span text:style-name="T5">w</text:span></text:p>
          </draw:text-box>
        </draw:frame>
        <draw:frame draw:style-name="gr10" draw:layer="layout" svg:width="2.538cm" svg:height="3.401cm" svg:x="51.5cm" svg:y="4.507cm">
          <draw:text-box>
            <text:p><text:span text:style-name="T5">w</text:span></text:p>
          </draw:text-box>
        </draw:frame>
        <draw:frame draw:style-name="gr12" draw:text-style-name="P8" draw:layer="layout" svg:width="1.905cm" svg:height="3.401cm" svg:x="62.595cm" svg:y="4.337cm">
          <draw:text-box>
            <text:p><text:span text:style-name="T5">z</text:span></text:p>
          </draw:text-box>
        </draw:frame>
        <draw:frame draw:style-name="gr13" draw:layer="layout" svg:width="0.502cm" svg:height="1.187cm" svg:x="45.069cm" svg:y="24.622cm">
          <draw:text-box>
            <text:p/>
          </draw:text-box>
        </draw:frame>
        <draw:custom-shape draw:style-name="gr8" draw:text-style-name="P1" draw:layer="layout" svg:width="14.605cm" svg:height="9.017cm" svg:x="38.095cm" svg:y="24.9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14.605cm" svg:height="9.017cm" draw:transform="rotate (3.1394982584874) translate (37.974cm 33.975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layer="layout" svg:width="1.912cm" svg:height="3.401cm" svg:x="21.193cm" svg:y="22.309cm">
          <draw:text-box>
            <text:p><text:span text:style-name="T5">x</text:span></text:p>
          </draw:text-box>
        </draw:frame>
        <draw:frame draw:style-name="gr10" draw:layer="layout" svg:width="1.912cm" svg:height="3.401cm" svg:x="37.041cm" svg:y="21.574cm">
          <draw:text-box>
            <text:p><text:span text:style-name="T5">y</text:span></text:p>
          </draw:text-box>
        </draw:frame>
        <draw:frame draw:style-name="gr10" draw:layer="layout" svg:width="2.538cm" svg:height="3.401cm" svg:x="36.987cm" svg:y="33.715cm">
          <draw:text-box>
            <text:p><text:span text:style-name="T5">w</text:span></text:p>
          </draw:text-box>
        </draw:frame>
        <draw:frame draw:style-name="gr10" draw:layer="layout" svg:width="1.912cm" svg:height="3.401cm" svg:x="53.108cm" svg:y="32.815cm">
          <draw:text-box>
            <text:p><text:span text:style-name="T5">z</text:span></text:p>
          </draw:text-box>
        </draw:frame>
        <draw:frame draw:style-name="gr14" draw:text-style-name="P1" draw:layer="layout" svg:width="1.905cm" svg:height="2.286cm" svg:x="43.529cm" svg:y="34.134cm">
          <draw:image xlink:href="Pictures/100000000000002A0000003B6C746059.png" xlink:type="simple" xlink:show="embed" xlink:actuate="onLoad">
            <text:p/>
          </draw:image>
          <svg:title>TexMaths</svg:title>
          <svg:desc>14§display§h§png§600§FALSE</svg:desc>
        </draw:frame>
        <draw:frame draw:style-name="gr14" draw:text-style-name="P1" draw:layer="layout" svg:width="2.16cm" svg:height="2.475cm" svg:x="35.655cm" svg:y="28.546cm">
          <draw:image xlink:href="Pictures/100000000000002700000036D6355A26.png" xlink:type="simple" xlink:show="embed" xlink:actuate="onLoad">
            <text:p/>
          </draw:image>
          <svg:title>TexMaths</svg:title>
          <svg:desc>60§display§g§png§600§FALSE</svg:desc>
        </draw:frame>
        <draw:frame draw:style-name="gr14" draw:text-style-name="P1" draw:layer="layout" svg:width="4.826cm" svg:height="2.921cm" svg:x="26.13cm" svg:y="30.197cm">
          <draw:image xlink:href="Pictures/10000000000000A60000004C5A1381A2.png" xlink:type="simple" xlink:show="embed" xlink:actuate="onLoad">
            <text:p/>
          </draw:image>
          <svg:title>TexMaths</svg:title>
          <svg:desc>14§display§g \circ  f§png§600§FALSE</svg:desc>
        </draw:frame>
        <draw:frame draw:style-name="gr14" draw:text-style-name="P1" draw:layer="layout" svg:width="4.11cm" svg:height="2.017cm" svg:x="44.499cm" svg:y="26.529cm">
          <draw:image xlink:href="Pictures/10000000000000A30000004B303B0C27.png" xlink:type="simple" xlink:show="embed" xlink:actuate="onLoad">
            <text:p/>
          </draw:image>
          <svg:title>TexMaths</svg:title>
          <svg:desc>60§display§h \circ g§png§600§FALSE</svg:desc>
        </draw:frame>
        <draw:frame draw:style-name="gr14" draw:text-style-name="P1" draw:layer="layout" svg:width="1.651cm" svg:height="2.54cm" svg:x="29.432cm" svg:y="21.942cm">
          <draw:image xlink:href="Pictures/100000000000001C0000003B97CFB11C.png" xlink:type="simple" xlink:show="embed" xlink:actuate="onLoad">
            <text:p/>
          </draw:image>
          <svg:title>TexMaths</svg:title>
          <svg:desc>60§latex§f§png§600§FALSE</svg:desc>
        </draw:frame>
        <draw:frame draw:style-name="gr14" draw:text-style-name="P1" draw:layer="layout" svg:width="3.436cm" svg:height="0.349cm" svg:x="1cm" svg:y="12.977cm">
          <draw:image xlink:href="Pictures/100000000000033200000053D31C2E17.png" xlink:type="simple" xlink:show="embed" xlink:actuate="onLoad">
            <text:p/>
          </draw:image>
        </draw:frame>
        <draw:frame draw:style-name="gr14" draw:text-style-name="P1" draw:layer="layout" svg:width="17.951cm" svg:height="4.318cm" svg:x="27.475cm" svg:y="39.152cm">
          <draw:image xlink:href="Pictures/100000000000033200000053D31C2E17.png" xlink:type="simple" xlink:show="embed" xlink:actuate="onLoad">
            <text:p/>
          </draw:image>
          <svg:title>TexMaths</svg:title>
          <svg:desc>40§display§(h \circ g) \circ f = h \circ (g \circ f)§png§600§FALSE</svg:desc>
        </draw:frame>
        <draw:frame draw:style-name="gr14" draw:text-style-name="P1" draw:layer="layout" svg:width="10.668cm" svg:height="1.905cm" svg:x="8.112cm" svg:y="2.27cm">
          <draw:image xlink:href="Pictures/100000000000017C0000003BBAAEE906.png" xlink:type="simple" xlink:show="embed" xlink:actuate="onLoad">
            <text:p/>
          </draw:image>
          <svg:title>TexMaths</svg:title>
          <svg:desc>60§latex§f \colon X \to Y§png§600§FALSE</svg:desc>
        </draw:frame>
        <draw:frame draw:style-name="gr14" draw:text-style-name="P1" draw:layer="layout" svg:width="10.713cm" svg:height="2.159cm" svg:x="28.432cm" svg:y="1.762cm">
          <draw:image xlink:href="Pictures/100000000000019A0000004BC4AE654F.png" xlink:type="simple" xlink:show="embed" xlink:actuate="onLoad">
            <text:p/>
          </draw:image>
          <svg:title>TexMaths</svg:title>
          <svg:desc>60§latex§g \colon Y \to W §png§600§FALSE</svg:desc>
        </draw:frame>
        <draw:frame draw:style-name="gr14" draw:text-style-name="P1" draw:layer="layout" svg:width="11.176cm" svg:height="1.905cm" svg:x="52.054cm" svg:y="2.397cm">
          <draw:image xlink:href="Pictures/100000000000019B0000003CC7F50253.png" xlink:type="simple" xlink:show="embed" xlink:actuate="onLoad">
            <text:p/>
          </draw:image>
          <svg:title>TexMaths</svg:title>
          <svg:desc>60§latex§h \colon W \to Z§png§600§FAL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19:46:15.358905000</meta:creation-date>
    <dc:date>2014-12-18T01:50:44.380436000</dc:date>
    <meta:editing-duration>PT19M49S</meta:editing-duration>
    <meta:editing-cycles>2</meta:editing-cycles>
    <meta:generator>LibreOffice/4.2.5.2$MacOSX_X86_64 LibreOffice_project/61cb170a04bb1f12e77c884eab9192be736ec5f5</meta:generator>
    <meta:document-statistic meta:object-count="38"/>
  </office:meta>
</office:document-meta>
</file>